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</text:p>
      <text:p text:style-name="P1"/>
      <text:p text:style-name="P1">NOM -} (Etymologie du nom)</text:p>
      <text:p text:style-name="P1"/>
      <text:p text:style-name="P1">Type ? et ? <text:s/></text:p>
      <text:p text:style-name="Standard"/>
      <text:p text:style-name="P1">Evolution : ?</text:p>
      <text:p text:style-name="P1"/>
      <text:p text:style-name="P1">Les attaques :<text:tab/><text:tab/><text:tab/><text:tab/><text:tab/><text:tab/><text:tab/>Une image si possible</text:p>
      <text:p text:style-name="P1"/>
      <text:p text:style-name="P1">Niv1 :</text:p>
      <text:p text:style-name="P1">Niv3 :</text:p>
      <text:p text:style-name="P1">Niv7 :</text:p>
      <text:p text:style-name="P1">Niv10 :</text:p>
      <text:p text:style-name="P1">Niv14 :</text:p>
      <text:p text:style-name="P1">Niv.20 : <text:s/></text:p>
      <text:p text:style-name="P1">Niv29 :</text:p>
      <text:p text:style-name="P1">Niv37 :</text:p>
      <text:p text:style-name="P1">Niv.53 :</text:p>
      <text:p text:style-name="P1">Niv67 :</text:p>
      <text:p text:style-name="P1"/>
      <text:p text:style-name="P1">Description : ?</text:p>
      <text:p text:style-name="P1"/>
      <text:p text:style-name="P1">Stats : </text:p>
      <text:p text:style-name="P1">Ev : (NOMBRE DE FOIS) (ATK ou DEF ...)</text:p>
      <text:p text:style-name="P1">XP Niveau 100 : 1 250 000</text:p>
      <text:p text:style-name="P1"/>
      <text:p text:style-name="P1">PV :</text:p>
      <text:p text:style-name="P1">Attaque :</text:p>
      <text:p text:style-name="P1">Defense :</text:p>
      <text:p text:style-name="P1">ATKSPE : <text:s text:c="11"/>(moyenne 60)</text:p>
      <text:p text:style-name="P1">DEFSPE :</text:p>
      <text:p text:style-name="P1">Vitesse :</text:p>
      <text:p text:style-name="P1"/>
      <text:p text:style-name="P1">Taux capture : (moyenne 45)</text:p>
      <text:p text:style-name="P1"/>
      <text:p text:style-name="P1">Mensurations : ? m / ? 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LYCEE LESAGE</dc:creator>
    <meta:creation-date>2016-10-29T13:25:00Z</meta:creation-date>
    <dc:date>2017-11-29T11:28:27.84</dc:date>
    <meta:editing-cycles>6</meta:editing-cycles>
    <meta:editing-duration>PT28M21S</meta:editing-duration>
    <meta:document-statistic meta:table-count="0" meta:image-count="0" meta:object-count="0" meta:page-count="1" meta:paragraph-count="27" meta:word-count="88" meta:character-count="379"/>
    <meta:template xlink:type="simple" xlink:actuate="onRequest" xlink:title="" xlink:href="../../AppData/Local/Temp/Fiche%20type%20OpMons.odt/Normal.dotm"/>
  </office:meta>
</office:document-meta>
</file>